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475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3122 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16013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11286 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475734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47853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242349 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56902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54518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82514 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.168" calcext:value-type="float">
            <text:p>32,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544" calcext:value-type="float">
            <text:p>30,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6.18717 </text:p>
          </table:table-cell>
          <table:table-cell table:number-columns-repeated="4"/>
        </table:table-row>
      </table:table>
      <table:table table:name="Cas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819" calcext:value-type="float">
            <text:p>0,0013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4704" calcext:value-type="float">
            <text:p>0,0014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4775" calcext:value-type="float">
            <text:p>0,0014775</text:p>
          </table:table-cell>
          <table:table-cell/>
          <table:table-cell office:value-type="float" office:value="0.0017117" calcext:value-type="float">
            <text:p>0,00171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8335" calcext:value-type="float">
            <text:p>0,01283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41117" calcext:value-type="float">
            <text:p>0,01411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32012" calcext:value-type="float">
            <text:p>0,0132012</text:p>
          </table:table-cell>
          <table:table-cell/>
          <table:table-cell office:value-type="float" office:value="0.0139805" calcext:value-type="float">
            <text:p>0,0139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8457" calcext:value-type="float">
            <text:p>0,5184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391628" calcext:value-type="float">
            <text:p>0,3916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256493" calcext:value-type="float">
            <text:p>0,256493</text:p>
          </table:table-cell>
          <table:table-cell/>
          <table:table-cell office:value-type="float" office:value="0.51274" calcext:value-type="float">
            <text:p>0,512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742" calcext:value-type="float">
            <text:p>4,03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.61946" calcext:value-type="float">
            <text:p>3,619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2084" calcext:value-type="float">
            <text:p>2,12084</text:p>
          </table:table-cell>
          <table:table-cell/>
          <table:table-cell office:value-type="float" office:value="4.37631" calcext:value-type="float">
            <text:p>4,376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972" calcext:value-type="float">
            <text:p>31,197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.9204" calcext:value-type="float">
            <text:p>26,92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.89262" calcext:value-type="float">
            <text:p>6,89262</text:p>
          </table:table-cell>
          <table:table-cell/>
          <table:table-cell office:value-type="float" office:value="30.4692" calcext:value-type="float">
            <text:p>30,46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rt1 com Part2</text:p>
          </table:table-cell>
          <table:table-cell table:number-columns-repeated="2"/>
          <table:table-cell office:value-type="string" calcext:value-type="string">
            <text:p>Part1 com Part3</text:p>
          </table:table-cell>
          <table:table-cell table:number-columns-repeated="2"/>
          <table:table-cell office:value-type="string" calcext:value-type="string">
            <text:p>Part2 com Part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J3])/([.B3])" office:value-type="float" office:value="1.23865692162964" calcext:value-type="float">
            <text:p>1,2386569216296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3]/[.H3]" office:value-type="float" office:value="0.935296108291032" calcext:value-type="float">
            <text:p>0,9352961082910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3]/[.H3]" office:value-type="float" office:value="1.15851099830795" calcext:value-type="float">
            <text:p>1,158510998307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J4])/([.B4])" office:value-type="float" office:value="1.08937546265633" calcext:value-type="float">
            <text:p>1,089375462656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4]/[.H4]" office:value-type="float" office:value="0.972146471532891" calcext:value-type="float">
            <text:p>0,97214647153289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]/[.H4]" office:value-type="float" office:value="1.05903251219586" calcext:value-type="float">
            <text:p>1,0590325121958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J5])/([.B5])" office:value-type="float" office:value="0.98897304887387" calcext:value-type="float">
            <text:p>0,9889730488738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5]/[.H5]" office:value-type="float" office:value="2.02133001680358" calcext:value-type="float">
            <text:p>2,0213300168035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5]/[.H5]" office:value-type="float" office:value="1.99904090949851" calcext:value-type="float">
            <text:p>1,9990409094985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J6])/([.B6])" office:value-type="float" office:value="1.08393726686845" calcext:value-type="float">
            <text:p>1,0839372668684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6]/[.H6]" office:value-type="float" office:value="1.90368910431716" calcext:value-type="float">
            <text:p>1,9036891043171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6]/[.H6]" office:value-type="float" office:value="2.06347956470078" calcext:value-type="float">
            <text:p>2,06347956470078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[.J7])/([.B7])" office:value-type="float" office:value="0.976664572461631" calcext:value-type="float">
            <text:p>0,97666457246163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B7]/[.H7]" office:value-type="float" office:value="4.52617437200948" calcext:value-type="float">
            <text:p>4,52617437200948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J7]/[.H7]" office:value-type="float" office:value="4.42055415792543" calcext:value-type="float">
            <text:p>4,420554157925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1:50:35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4T12:05:48.570000000</dc:date>
    <meta:editing-duration>PT4H42M25S</meta:editing-duration>
    <meta:editing-cycles>72</meta:editing-cycles>
    <meta:document-statistic meta:table-count="2" meta:cell-count="226" meta:object-count="0"/>
  </office:meta>
</office:document-meta>
</file>